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4b89" officeooo:paragraph-rsid="000a4b8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entos 7</text:p>
      <text:p text:style-name="P1"/>
      <text:p text:style-name="P1"/>
      <text:p text:style-name="P1">Q Installing epel repo</text:p>
      <text:p text:style-name="P1"/>
      <text:p text:style-name="P1"><text:span text:style-name="User_20_Entry">#yum -y install epel-release</text:span></text:p>
      <text:p text:style-name="P1"><text:span text:style-name="User_20_Entry"/></text:p>
      <text:p text:style-name="P1"><text:span text:style-name="User_20_Entry">#yum repolist</text:span></text:p>
      <text:p text:style-name="P1"><text:span text:style-name="User_20_Entry"/></text:p>
      <text:p text:style-name="P1"><text:span text:style-name="User_20_Entry">Q Installing omd-lab edition</text:span></text:p>
      <text:p text:style-name="P1"><text:span text:style-name="User_20_Entry"/></text:p>
      <text:p text:style-name="P1"><text:span text:style-name="User_20_Entry">#rpm -Uvh “ </text:span><text:a xlink:type="simple" xlink:href="https://labs.consol.de/repo/stable/rhel7/x86_64/labs-consol-stable-1.3-1.rhel7.noarch.rpm" text:style-name="Internet_20_link" text:visited-style-name="Visited_20_Internet_20_Link"><text:span text:style-name="User_20_Entry">https://labs.consol.de/repo/stable/rhel7/x86_64/labs-consol-stable-1.3-1.rhel7.noarch.rpm</text:span></text:a><text:span text:style-name="User_20_Entry">”</text:span></text:p>
      <text:p text:style-name="P1"><text:span text:style-name="User_20_Entry"/></text:p>
      <text:p text:style-name="P1"><text:span text:style-name="User_20_Entry">#yum install omd-2.10-labs-edition.x86_6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4T02:29:15.003946739</meta:creation-date>
    <meta:editing-duration>PT21S</meta:editing-duration>
    <meta:editing-cycles>2</meta:editing-cycles>
    <meta:generator>LibreOffice/5.1.2.2$Linux_X86_64 LibreOffice_project/10m0$Build-2</meta:generator>
    <dc:date>2016-05-24T02:29:34.549543121</dc:date>
    <meta:document-statistic meta:table-count="0" meta:image-count="0" meta:object-count="0" meta:page-count="1" meta:paragraph-count="7" meta:word-count="23" meta:character-count="242" meta:non-whitespace-character-count="226"/>
  </office:meta>
</office:document-meta>
</file>